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30068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רלו"ג שופרסל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שמוטקין 30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"/>9481396 <text:s text:c="13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4"/>בשער ראשי (שומר) 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צמידות לחדר טרנספורמציה בחדר חשמל ראשי, מוזן מח"ח וגנרטורים. יש חדר חשמל ראשי לקומת משרדים וחדר חשמל לקומת מחסנים. <text:s text:c="8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צד מז'.</text:span></text:p>
      <text:p text:style-name="P1"><text:span text:style-name="T1">מיקום ברזי כיבוי עיקריים "3</text:span><text:span text:style-name="T4"> ברחבת הערכים דר' ש/ל גרעין א' רחבת ליד גרעין ב' <text:s text:c="98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מיר רוזנטל</text:p>
          </table:table-cell>
          <table:table-cell table:style-name="Table2.A1" office:value-type="string">
            <text:p text:style-name="P14">בטחון בטיחות</text:p>
          </table:table-cell>
          <table:table-cell table:style-name="Table2.A1" office:value-type="string">
            <text:p text:style-name="P14">9481661</text:p>
          </table:table-cell>
          <table:table-cell table:style-name="Table2.A1" office:value-type="string">
            <text:p text:style-name="P14">052-364587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י לישה</text:p>
          </table:table-cell>
          <table:table-cell table:style-name="Table2.A1" office:value-type="string">
            <text:p text:style-name="P14">חשמל ראשי</text:p>
          </table:table-cell>
          <table:table-cell table:style-name="Table2.A1" office:value-type="string">
            <text:p text:style-name="P14">9338334</text:p>
          </table:table-cell>
          <table:table-cell table:style-name="Table2.A1" office:value-type="string">
            <text:p text:style-name="P14">0522-51993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ורן ישראל</text:p>
          </table:table-cell>
          <table:table-cell table:style-name="Table2.A1" office:value-type="string">
            <text:p text:style-name="P14">מנהל אחזקנ</text:p>
          </table:table-cell>
          <table:table-cell table:style-name="Table2.A1" office:value-type="string">
            <text:p text:style-name="P14">9481300</text:p>
          </table:table-cell>
          <table:table-cell table:style-name="Table2.A1" office:value-type="string">
            <text:p text:style-name="P14">0523-61660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סולר 200 ליטר בחדר גנרטור, 1000 ליטר בחדר משאבות (משאבות דיזל) מאגר תת קרקעי 20000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ליטר סולר בחלק מז' של המתחם </text:span><text:span text:style-name="T4">–</text:span><text:span text:style-name="T4"> משמש להזנת מיכל סולר בחדר גנרטור ( ל' 2000 ליטרים)</text:span></text:p>
          </table:table-cell>
        </table:table-row>
        <table:table-row table:style-name="Table3.1">
          <table:table-cell table:style-name="Table3.A1" office:value-type="string">
            <text:p text:style-name="P14">3 שנאים יבשים בחדר טרנספורמציה על הגג ( בחדר אנרגיה)</text:p>
          </table:table-cell>
        </table:table-row>
        <table:table-row table:style-name="Table3.1">
          <table:table-cell table:style-name="Table3.A1" office:value-type="string">
            <text:p text:style-name="P14">בסמיכות למיכל סולר תת קרקעי יש משאבת דלק לתדלוק מלגזות</text:p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3 גנרטורים בחדר אנרגיה כניסה מגג המבנה צד מז'. לוח פיקוד כבאים 2 מקומות : על הקיר בצד </text:p>
          </table:table-cell>
        </table:table-row>
        <table:table-row table:style-name="Table5.1">
          <table:table-cell table:style-name="Table5.A1" office:value-type="string">
            <text:p text:style-name="P14">ימין גרעין א' ולוח קיר בגרעין ב'. ברז הסנקה למתזים למחסנים בסמיכות לכל רחבת ההערכות של כ"א מהמחסנים. חדר משאבות של המתחם במבנה נפרד, בחלק הצ'-מז'</text:p>
          </table:table-cell>
        </table:table-row>
        <table:table-row table:style-name="Table5.1">
          <table:table-cell table:style-name="Table5.A1" office:value-type="string">
            <text:p text:style-name="P14">ברז הסנקה להידרנטים: כניסה המע' למתחם בביתן על רח' שמוטקין</text:p>
          </table:table-cell>
        </table:table-row>
        <table:table-row table:style-name="Table5.1">
          <table:table-cell table:style-name="Table5.A1" office:value-type="string">
            <text:p text:style-name="P14">בחדרי מדרגות יש חלונות אוט'.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17:00</meta:creation-date>
    <dc:creator>אתי מנצור</dc:creator>
    <dc:date>2013-08-12T04:1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1" meta:word-count="302" meta:character-count="2165"/>
    <meta:generator>OpenOffice/4.0.1$Win32 OpenOffice.org_project/401m5$Build-9714</meta:generator>
  </office:meta>
</office:document-meta>
</file>